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yl1">
      <style:paragraph-properties fo:line-height="100%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2" style:list-style-name="WWNum13">
      <style:text-properties fo:color="#000000" loext:opacity="100%" style:font-name="Calibri" fo:font-weight="bold" style:letter-kerning="false" style:font-name-asian="Calibri1" style:language-asian="cs" style:country-asian="CZ" style:font-weight-asian="bold" style:font-name-complex="Calibri1" style:font-weight-complex="bold">
        <loext:char-complex-color loext:theme-type="dark1" loext:color-type="theme"/>
      </style:text-properties>
    </style:style>
    <style:style style:name="P5" style:family="paragraph" style:parent-style-name="Heading_20_2" style:list-style-name="WWNum13"/>
    <style:style style:name="P6" style:family="paragraph" style:parent-style-name="Standard" style:list-style-name="WWNum1"/>
    <style:style style:name="P7" style:family="paragraph" style:parent-style-name="Standard">
      <style:paragraph-properties fo:margin-left="0.5in"/>
      <style:text-properties style:font-name="Calibri" style:font-name-complex="Calibri1"/>
    </style:style>
    <style:style style:name="P8" style:family="paragraph" style:parent-style-name="Standard" style:list-style-name="WWNum2"/>
    <style:style style:name="P9" style:family="paragraph" style:parent-style-name="Standard" style:list-style-name="WWNum3"/>
    <style:style style:name="P10" style:family="paragraph" style:parent-style-name="Standard" style:list-style-name="WWNum4">
      <style:text-properties officeooo:paragraph-rsid="00047b69"/>
    </style:style>
    <style:style style:name="P11" style:family="paragraph" style:parent-style-name="Standard" style:list-style-name="WWNum4"/>
    <style:style style:name="P12" style:family="paragraph" style:parent-style-name="Standard" style:list-style-name="WWNum5"/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font-name="Calibri" fo:font-weight="bold" style:font-weight-asian="bold" style:font-name-complex="Calibri1" style:font-weight-complex="bold"/>
    </style:style>
    <style:style style:name="P15" style:family="paragraph" style:parent-style-name="Standard">
      <style:text-properties style:font-name="Calibri" fo:font-weight="bold" officeooo:rsid="00047b69" officeooo:paragraph-rsid="00047b69" style:font-weight-asian="bold" style:font-name-complex="Calibri1" style:font-weight-complex="bold"/>
    </style:style>
    <style:style style:name="P16" style:family="paragraph" style:parent-style-name="Standard" style:list-style-name="WWNum6"/>
    <style:style style:name="P17" style:family="paragraph" style:parent-style-name="Standard">
      <style:text-properties fo:color="#000000" loext:opacity="100%" style:font-name="Calibri" fo:font-weight="bold" officeooo:rsid="00047b69" officeooo:paragraph-rsid="00047b69" style:letter-kerning="false" style:font-name-asian="Calibri1" style:language-asian="cs" style:country-asian="CZ" style:font-weight-asian="bold" style:font-name-complex="Calibri1" style:font-weight-complex="bold">
        <loext:char-complex-color loext:theme-type="dark1" loext:color-type="theme"/>
      </style:text-properties>
    </style:style>
    <style:style style:name="P18" style:family="paragraph" style:parent-style-name="Standard" style:list-style-name="WWNum7"/>
    <style:style style:name="P19" style:family="paragraph" style:parent-style-name="Standard" style:list-style-name="WWNum8"/>
    <style:style style:name="P20" style:family="paragraph" style:parent-style-name="Standard" style:list-style-name="WWNum16">
      <style:text-properties style:font-name="Calibri" fo:font-weight="bold" officeooo:rsid="00047b69" officeooo:paragraph-rsid="00047b69" style:font-weight-asian="bold" style:font-name-complex="Calibri1" style:font-weight-complex="bold"/>
    </style:style>
    <style:style style:name="P21" style:family="paragraph" style:parent-style-name="Standard" style:list-style-name="WWNum16">
      <style:text-properties style:font-name="Calibri" fo:font-weight="bold" officeooo:paragraph-rsid="00047b69" style:font-weight-asian="bold" style:font-name-complex="Calibri1" style:font-weight-complex="bold"/>
    </style:style>
    <style:style style:name="P22" style:family="paragraph" style:parent-style-name="Standard" style:list-style-name="WWNum16"/>
    <style:style style:name="P23" style:family="paragraph" style:parent-style-name="Standard" style:list-style-name="WWNum10"/>
    <style:style style:name="P24" style:family="paragraph" style:parent-style-name="List_20_Paragraph" style:list-style-name="WWNum17"/>
    <style:style style:name="P25" style:family="paragraph" style:parent-style-name="List_20_Paragraph" style:list-style-name="WWNum17">
      <style:text-properties style:font-name="Calibri" officeooo:paragraph-rsid="00060d6e" style:font-name-complex="Calibri1"/>
    </style:style>
    <style:style style:name="T1" style:family="text">
      <style:text-properties fo:color="#000000" loext:opacity="100%">
        <loext:char-complex-color loext:theme-type="dark1" loext:color-type="theme"/>
      </style:text-properties>
    </style:style>
    <style:style style:name="T2" style:family="text">
      <style:text-properties fo:color="#000000" loext:opacity="100%" fo:font-weight="bold" style:font-weight-asian="bold" style:font-family-complex="'Aptos Display'" style:font-family-generic-complex="system" style:font-pitch-complex="variable">
        <loext:char-complex-color loext:theme-type="dark1" loext:color-type="theme"/>
      </style:text-properties>
    </style:style>
    <style:style style:name="T3" style:family="text">
      <style:text-properties fo:color="#000000" loext:opacity="100%" style:font-family-complex="'Aptos Display'" style:font-family-generic-complex="system" style:font-pitch-complex="variable">
        <loext:char-complex-color loext:theme-type="dark1" loext:color-type="theme"/>
      </style:text-properties>
    </style:style>
    <style:style style:name="T4" style:family="text">
      <style:text-properties fo:color="#000000" loext:opacity="100%" style:font-name="Aptos" fo:font-weight="bold" style:font-weight-asian="bold" style:font-name-complex="Aptos1">
        <loext:char-complex-color loext:theme-type="dark1" loext:color-type="theme"/>
      </style:text-properties>
    </style:style>
    <style:style style:name="T5" style:family="text">
      <style:text-properties fo:color="#000000" loext:opacity="100%" style:font-name="Aptos" fo:background-color="#ffff00" loext:char-shading-value="0" style:font-name-complex="Aptos1">
        <loext:char-complex-color loext:theme-type="dark1" loext:color-type="theme"/>
      </style:text-properties>
    </style:style>
    <style:style style:name="T6" style:family="text">
      <style:text-properties fo:color="#000000" loext:opacity="100%" style:font-name="Aptos" fo:font-weight="bold" fo:background-color="#ffff00" loext:char-shading-value="0" style:font-weight-asian="bold" style:font-name-complex="Aptos1">
        <loext:char-complex-color loext:theme-type="dark1" loext:color-type="theme"/>
      </style:text-properties>
    </style:style>
    <style:style style:name="T7" style:family="text">
      <style:text-properties fo:font-size="16pt" fo:font-weight="bold" style:font-size-asian="16pt" style:font-weight-asian="bold" style:font-name-complex="Aptos1" style:font-size-complex="16pt"/>
    </style:style>
    <style:style style:name="T8" style:family="text">
      <style:text-properties fo:font-size="16pt" style:font-size-asian="16pt" style:font-name-complex="Aptos1" style:font-size-complex="16pt"/>
    </style:style>
    <style:style style:name="T9" style:family="text">
      <style:text-properties fo:color="#000000" loext:opacity="100%" style:font-name="Calibri" fo:font-weight="bold" style:letter-kerning="false" style:font-name-asian="Calibri1" style:language-asian="cs" style:country-asian="CZ" style:font-weight-asian="bold" style:font-name-complex="Calibri1" style:font-weight-complex="bold">
        <loext:char-complex-color loext:theme-type="dark1" loext:color-type="theme"/>
      </style:text-properties>
    </style:style>
    <style:style style:name="T10" style:family="text">
      <style:text-properties style:font-name="Calibri" style:font-name-complex="Calibri1"/>
    </style:style>
    <style:style style:name="T11" style:family="text">
      <style:text-properties style:font-name="Calibri" fo:font-weight="bold" style:font-weight-asian="bold" style:font-name-complex="Calibri1" style:font-weight-complex="bold"/>
    </style:style>
    <style:style style:name="T12" style:family="text">
      <style:text-properties style:font-name="Calibri" fo:font-weight="bold" fo:background-color="#ffff00" loext:char-shading-value="0" style:font-weight-asian="bold" style:font-name-complex="Calibri1" style:font-weight-complex="bold"/>
    </style:style>
    <style:style style:name="T13" style:family="text">
      <style:text-properties style:font-name="Calibri" fo:font-weight="bold" officeooo:rsid="00047b69" fo:background-color="#ffff00" loext:char-shading-value="0" style:font-weight-asian="bold" style:font-name-complex="Calibri1" style:font-weight-complex="bold"/>
    </style:style>
    <style:style style:name="T14" style:family="text">
      <style:text-properties style:font-name="Calibri" officeooo:rsid="00047b69" style:font-name-complex="Calibri1"/>
    </style:style>
    <style:style style:name="T15" style:family="text">
      <style:text-properties fo:color="#000000" loext:opacity="100%" style:font-name="Calibri" fo:font-weight="bold" officeooo:rsid="00047b69" style:letter-kerning="false" style:font-name-asian="Calibri1" style:language-asian="cs" style:country-asian="CZ" style:font-weight-asian="bold" style:font-name-complex="Calibri1" style:font-weight-complex="bold">
        <loext:char-complex-color loext:theme-type="dark1" loext:color-type="theme"/>
      </style:text-properties>
    </style:style>
    <style:style style:name="T16" style:family="text">
      <style:text-properties style:font-name="Calibri" fo:background-color="#ffff00" loext:char-shading-value="0" style:font-name-complex="Calibri1"/>
    </style:style>
    <style:style style:name="T17" style:family="text">
      <style:text-properties style:font-name="Calibri"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0000" loext:opacity="100%" style:font-name="Calibri" fo:font-weight="normal" style:letter-kerning="false" style:font-name-asian="Calibri1" style:language-asian="cs" style:country-asian="CZ" style:font-weight-asian="normal" style:font-name-complex="Calibri1" style:font-weight-complex="normal">
        <loext:char-complex-color loext:theme-type="dark1" loext:color-type="theme"/>
      </style:text-properties>
    </style:style>
    <style:style style:name="T20" style:family="text">
      <style:text-properties officeooo:rsid="00047b69"/>
    </style:style>
    <style:style style:name="T21" style:family="text">
      <style:text-properties style:font-name="Calibri" fo:font-weight="normal" style:font-weight-asian="normal" style:font-name-complex="Calibri1" style:font-weight-complex="normal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weight="normal" officeooo:rsid="00060d6e" style:font-weight-asian="normal" style:font-weight-complex="normal"/>
    </style:style>
    <style:style style:name="T24" style:family="text">
      <style:text-properties officeooo:rsid="00060d6e"/>
    </style:style>
    <style:style style:name="T25" style:family="text">
      <style:text-properties style:font-name="Calibri" officeooo:rsid="00060d6e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6<text:span text:style-name="T1">. skripty v linuxu</text:span><text:span text:style-name="T1"/></text:h>
      <text:h text:style-name="P2" text:outline-level="2" loext:marker-style-name="T2"><text:span text:style-name="T3">* nepovinné informace</text:span><text:span text:style-name="T2"/></text:h>
      <text:h text:style-name="P2" text:outline-level="2" loext:marker-style-name="T4"><text:span text:style-name="T5">důležité informace</text:span><text:span text:style-name="T6"/></text:h>
      <text:p text:style-name="P3" loext:marker-style-name="T7"><text:span text:style-name="T8">*</text:span><text:span text:style-name="T7"> důležité informace v nepovinné sekci dokumentu</text:span></text:p>
      <text:list xml:id="list1397824751" text:style-name="WWNum13">
        <text:list-item>
          <text:list>
            <text:list-header>
              <text:h text:style-name="P4" text:outline-level="2" loext:marker-style-name="T9"/>
            </text:list-header>
            <text:list-item>
              <text:h text:style-name="P5" text:outline-level="2" loext:marker-style-name="T9"><text:span text:style-name="T9">Význam</text:span></text:h>
            </text:list-item>
          </text:list>
        </text:list-item>
      </text:list>
      <text:p text:style-name="Standard" loext:marker-style-name="T10"><text:span text:style-name="T11">Skript</text:span><text:span text:style-name="T10"> je </text:span><text:span text:style-name="T12">soubor obsahující příkaz</text:span><text:span text:style-name="T13">y</text:span><text:span text:style-name="T10">, které jsou </text:span><text:span text:style-name="T12">vykonány postupně</text:span><text:span text:style-name="T10">.</text:span></text:p>
      <text:p text:style-name="Standard" loext:marker-style-name="T11"><text:span text:style-name="T11">Proč používat skripty?</text:span><text:span text:style-name="T11"/></text:p>
      <text:list text:style-name="WWNum1">
        <text:list-item>
          <text:p text:style-name="P6" loext:marker-style-name="T10"><text:span text:style-name="T11">Automatizace</text:span><text:span text:style-name="T10"> opakujících se úloh.</text:span></text:p>
        </text:list-item>
        <text:list-item>
          <text:p text:style-name="P6" loext:marker-style-name="T10"><text:span text:style-name="T11">Zvýšení efektivity</text:span><text:span text:style-name="T10"> správy systému.</text:span></text:p>
        </text:list-item>
        <text:list-item>
          <text:p text:style-name="P6" loext:marker-style-name="T10"><text:span text:style-name="T11">Snížení chybovosti</text:span><text:span text:style-name="T10"> při provádění rutinních operací.</text:span></text:p>
        </text:list-item>
        <text:list-item>
          <text:p text:style-name="P6" loext:marker-style-name="T10"><text:span text:style-name="T11">Zjednodušení administrace</text:span><text:span text:style-name="T10"> serverů a pracovních stanic.</text:span></text:p>
        </text:list-item>
      </text:list>
      <text:p text:style-name="P7" loext:marker-style-name="T10"/>
      <text:list xml:id="list92202116886242" text:continue-list="list1397824751" text:style-name="WWNum13">
        <text:list-item>
          <text:list>
            <text:list-item>
              <text:h text:style-name="P5" text:outline-level="2" loext:marker-style-name="T9"><text:span text:style-name="T9">Základní konstrukce skriptu v Bash</text:span><text:span text:style-name="T9"/></text:h>
            </text:list-item>
          </text:list>
        </text:list-item>
      </text:list>
      <text:p text:style-name="Standard" loext:marker-style-name="T11"><text:span text:style-name="T11">Bash – nejpoužívanější shell pro skriptování</text:span><text:span text:style-name="T11"/></text:p>
      <text:p text:style-name="Standard" loext:marker-style-name="T10"><text:span text:style-name="T11">Shell</text:span><text:span text:style-name="T10"> je </text:span><text:span text:style-name="T12">interpretační prostředí</text:span><text:span text:style-name="T10">, které </text:span><text:span text:style-name="T12">umožňuje uživateli zadávat příkazy a automatizovat úlohy</text:span><text:span text:style-name="T10">.</text:span></text:p>
      <text:p text:style-name="Standard" loext:marker-style-name="T11"><text:span text:style-name="T11">Proč právě Bash?</text:span><text:span text:style-name="T11"/></text:p>
      <text:list text:style-name="WWNum2">
        <text:list-item>
          <text:p text:style-name="P8" loext:marker-style-name="T10"><text:span text:style-name="T11">Standardně integrovaný</text:span><text:span text:style-name="T10"> do většiny Linuxových distribucí.</text:span></text:p>
        </text:list-item>
        <text:list-item>
          <text:p text:style-name="P8" loext:marker-style-name="T10"><text:span text:style-name="T11">Výkonná syntaxe</text:span><text:span text:style-name="T10"> umožňující efektivní skriptování.</text:span></text:p>
        </text:list-item>
      </text:list>
      <text:p text:style-name="Standard" loext:marker-style-name="T11"><text:span text:style-name="T11">Základní struktura Bash skriptu</text:span><text:span text:style-name="T11"/></text:p>
      <text:p text:style-name="Standard" loext:marker-style-name="T11"><text:span text:style-name="T11">Základní syntaxe:</text:span><text:span text:style-name="T11"/></text:p>
      <text:list text:style-name="WWNum3">
        <text:list-item>
          <text:p text:style-name="P9" loext:marker-style-name="T10"><text:span text:style-name="T10">#!/bin/bash – Shebang, definuje shell, který bude skript interpretovat.</text:span><text:span text:style-name="T10"/></text:p>
        </text:list-item>
        <text:list-item>
          <text:p text:style-name="P9" loext:marker-style-name="T10"><text:span text:style-name="T10"># – Komentáře pro lepší čitelnost kódu.</text:span><text:span text:style-name="T10"/></text:p>
        </text:list-item>
        <text:list-item>
          <text:p text:style-name="P9" loext:marker-style-name="T10"><text:span text:style-name="T10">; – Odděluje více příkazů na stejném řádku.</text:span><text:span text:style-name="T10"/></text:p>
        </text:list-item>
        <text:list-item>
          <text:p text:style-name="P9" loext:marker-style-name="T10"><text:span text:style-name="T10">\ – Rozděluje dlouhé příkazy na více řádků.</text:span><text:span text:style-name="T10"/></text:p>
        </text:list-item>
      </text:list>
      <text:p text:style-name="Standard" loext:marker-style-name="T11"><text:span text:style-name="T11">Spuštění skriptu:</text:span><text:span text:style-name="T11"/></text:p>
      <text:list text:style-name="WWNum4">
        <text:list-item>
          <text:p text:style-name="P10" loext:marker-style-name="T10"><text:span text:style-name="T11">Označení skriptu jako spustitelného</text:span><text:span text:style-name="T10">: chmod +x skript.sh </text:span><text:span text:style-name="T14">(x = executable)</text:span></text:p>
        </text:list-item>
        <text:list-item>
          <text:p text:style-name="P11" loext:marker-style-name="T10"><text:span text:style-name="T11">Spuštění skriptu: </text:span><text:span text:style-name="T10">./skript.sh</text:span></text:p>
        </text:list-item>
      </text:list>
      <text:list xml:id="list92201137647047" text:continue-list="list92202116886242" text:style-name="WWNum13">
        <text:list-item>
          <text:list>
            <text:list-item>
              <text:h text:style-name="P5" text:outline-level="2" loext:marker-style-name="T9"><text:span text:style-name="T9">Cron – plánování úloh </text:span><text:span text:style-name="T15">(Část v 5 - Služby)</text:span></text:h>
            </text:list-item>
          </text:list>
        </text:list-item>
      </text:list>
      <text:p text:style-name="Standard" loext:marker-style-name="T11"><text:span text:style-name="T11">Cron</text:span><text:span text:style-name="T10"> je </text:span><text:span text:style-name="T12">démon</text:span><text:span text:style-name="T10">, který </text:span><text:span text:style-name="T12">umožňuje spouštění skriptů v předem definovaných časech.</text:span></text:p>
      <text:p text:style-name="Standard" loext:marker-style-name="T11"><text:span text:style-name="T11">Použití:</text:span><text:span text:style-name="T11"/></text:p>
      <text:list text:style-name="WWNum5">
        <text:list-item>
          <text:p text:style-name="P12" loext:marker-style-name="T10"><text:span text:style-name="T10">Automatické </text:span><text:span text:style-name="T11">zálohování</text:span><text:span text:style-name="T10">.</text:span></text:p>
        </text:list-item>
        <text:list-item>
          <text:p text:style-name="P12" loext:marker-style-name="T10"><text:span text:style-name="T11">Čištění logů</text:span><text:span text:style-name="T10">.</text:span></text:p>
        </text:list-item>
        <text:list-item>
          <text:p text:style-name="P12" loext:marker-style-name="T10"><text:soft-page-break/><text:span text:style-name="T11">Odesílání reportů</text:span><text:span text:style-name="T10">.</text:span></text:p>
        </text:list-item>
      </text:list>
      <text:p text:style-name="Standard" loext:marker-style-name="T11"><text:span text:style-name="T11">Crontab – syntaxe:</text:span><text:span text:style-name="T11"/></text:p>
      <text:p text:style-name="P13"><text:span text:style-name="T10">* * * * * příkaz</text:span></text:p>
      <text:p text:style-name="Standard" loext:marker-style-name="T10"><text:span text:style-name="T10">Každá hvězdička reprezentuje časový interval (minuty, hodiny, d</text:span><text:span text:style-name="T14">en</text:span><text:span text:style-name="T10"> </text:span><text:span text:style-name="T14">v měsící</text:span><text:span text:style-name="T10">, měsíc, d</text:span><text:span text:style-name="T14">en</text:span><text:span text:style-name="T10"> v týdnu).</text:span></text:p>
      <text:p text:style-name="P14" loext:marker-style-name="T11">Zobrazení aktuálních úloh: crontab -l</text:p>
      <text:p text:style-name="P15" loext:marker-style-name="T11">Úprava konfigurace pro daného uživatele: crontab -e</text:p>
      <text:p text:style-name="P7" loext:marker-style-name="T10"/>
      <text:list text:continue-list="list92201137647047" text:style-name="WWNum13">
        <text:list-item>
          <text:list>
            <text:list-item>
              <text:h text:style-name="P5" text:outline-level="2" loext:marker-style-name="T9"><text:span text:style-name="T9">Filtrování dat pomocí grep, awk a sed</text:span></text:h>
            </text:list-item>
          </text:list>
        </text:list-item>
      </text:list>
      <text:p text:style-name="Standard" loext:marker-style-name="T10"><text:span text:style-name="T10">Tyto nástroje jsou nepostradatelné pro </text:span><text:span text:style-name="T12">filtrování a zpracování textu</text:span><text:span text:style-name="T16">.</text:span></text:p>
      <text:list xml:id="list92201335362155" text:continue-numbering="true" text:style-name="WWNum13">
        <text:list-item>
          <text:list>
            <text:list-item>
              <text:list>
                <text:list-item>
                  <text:h text:style-name="P5" text:outline-level="2" loext:marker-style-name="T9"><text:span text:style-name="T9">Grep – vyhledávání v textu</text:span><text:span text:style-name="T9"/></text:h>
                </text:list-item>
              </text:list>
            </text:list-item>
          </text:list>
        </text:list-item>
      </text:list>
      <text:p text:style-name="Standard" loext:marker-style-name="T10"><text:span text:style-name="T10">Příklady:</text:span><text:span text:style-name="T10"/></text:p>
      <text:list text:style-name="WWNum6">
        <text:list-item>
          <text:p text:style-name="P16" loext:marker-style-name="T10"><text:span text:style-name="T11">Najde </text:span><text:span text:style-name="T17">řádky</text:span><text:span text:style-name="T11"> obsahující „Jan“:</text:span><text:span text:style-name="T10"> <text:s text:c="16"/>grep "Jan" zamestnanci.txt</text:span></text:p>
        </text:list-item>
        <text:list-item>
          <text:p text:style-name="P16" loext:marker-style-name="T10"><text:span text:style-name="T11">Počet výskytů „Jan“:</text:span><text:span text:style-name="T10"> <text:s text:c="33"/>grep -c "Jan" zamestnanci.txt</text:span></text:p>
        </text:list-item>
        <text:list-item>
          <text:p text:style-name="P16" loext:marker-style-name="T10"><text:span text:style-name="T11">Prohledá všechny soubory v adresáři:</text:span><text:span text:style-name="T10"> <text:s text:c="2"/>grep "Jan" *</text:span></text:p>
        </text:list-item>
      </text:list>
      <text:list xml:id="list92201910223425" text:continue-list="list92201335362155" text:style-name="WWNum13">
        <text:list-item>
          <text:list>
            <text:list-item>
              <text:list>
                <text:list-item>
                  <text:h text:style-name="P4" text:outline-level="2" loext:marker-style-name="T9">Awk – zpracování textových souborů</text:h>
                </text:list-item>
              </text:list>
            </text:list-item>
          </text:list>
        </text:list-item>
      </text:list>
      <text:p text:style-name="P17" loext:marker-style-name="T9">- <text:span text:style-name="T18">Oproti grep funguje na ‚sloupce‘, ne řádky</text:span></text:p>
      <text:p text:style-name="Standard" loext:marker-style-name="T10"><text:span text:style-name="T10">Příklady:</text:span><text:span text:style-name="T10"/></text:p>
      <text:list text:style-name="WWNum7">
        <text:list-item>
          <text:p text:style-name="P18" loext:marker-style-name="T10"><text:span text:style-name="T10">Vypsání celého souboru: <text:s text:c="27"/>awk '{print}' zamestnanci.txt</text:span><text:span text:style-name="T10"/></text:p>
        </text:list-item>
        <text:list-item>
          <text:p text:style-name="P18" loext:marker-style-name="T10"><text:span text:style-name="T10">Vypsání prvního a třetího sloupce: <text:s text:c="10"/>awk '{print $1,$3}' zamestnanci.txt</text:span></text:p>
        </text:list-item>
      </text:list>
      <text:list xml:id="list92201949412386" text:continue-list="list92201910223425" text:style-name="WWNum13">
        <text:list-item>
          <text:list>
            <text:list-item>
              <text:list>
                <text:list-item>
                  <text:h text:style-name="P4" text:outline-level="2" loext:marker-style-name="T9">Sed – Úprava nástroje pro filtrování a zpracování dat</text:h>
                </text:list-item>
              </text:list>
            </text:list-item>
          </text:list>
        </text:list-item>
      </text:list>
      <text:p text:style-name="P17" loext:marker-style-name="T19">= <text:span text:style-name="T18">„Stream editor“ – transformace textu (find and replace)</text:span></text:p>
      <text:p text:style-name="Standard" loext:marker-style-name="T10"><text:span text:style-name="T10">Příklady:</text:span><text:span text:style-name="T10"/></text:p>
      <text:list text:style-name="WWNum8">
        <text:list-item>
          <text:p text:style-name="P19" loext:marker-style-name="T10"><text:span text:style-name="T10">Nahrazení „Jan“ za „Honza“: <text:s text:c="22"/>sed 's/Jan/Honza/g' zamestnanci.txt</text:span><text:span text:style-name="T10"/></text:p>
        </text:list-item>
        <text:list-item>
          <text:p text:style-name="P19" loext:marker-style-name="T10"><text:span text:style-name="T10">Odstranění 5. řádku: <text:s text:c="36"/>sed '5d' zamestnanci.txt</text:span><text:span text:style-name="T10"/></text:p>
        </text:list-item>
        <text:list-item>
          <text:p text:style-name="P19" loext:marker-style-name="T10"><text:span text:style-name="T10">Vymazání posledního řádku: <text:s text:c="22"/>sed '$d' zamestnanci.txt</text:span><text:span text:style-name="T10"/></text:p>
        </text:list-item>
      </text:list>
      <text:list xml:id="list92200864917808" text:continue-list="list92201949412386" text:style-name="WWNum13">
        <text:list-item>
          <text:list>
            <text:list-item>
              <text:list>
                <text:list-item>
                  <text:h text:style-name="P4" text:outline-level="2" loext:marker-style-name="T9">Další nástroje pro filtrování da<text:span text:style-name="T20">t</text:span></text:h>
                </text:list-item>
              </text:list>
            </text:list-item>
          </text:list>
        </text:list-item>
      </text:list>
      <text:list text:style-name="WWNum16">
        <text:list-item>
          <text:p text:style-name="P20" loext:marker-style-name="T21">head – <text:span text:style-name="T18">vypsání „n“ </text:span><text:span text:style-name="T22">prvních</text:span><text:span text:style-name="T18"> řádků (</text:span><text:span text:style-name="T23">head</text:span><text:span text:style-name="T18"> -n 4 soubor.txt)</text:span></text:p>
        </text:list-item>
        <text:list-item>
          <text:p text:style-name="P20" loext:marker-style-name="T21">tai<text:span text:style-name="T24">l</text:span> – <text:span text:style-name="T18">vypsání „n“ </text:span><text:span text:style-name="T22">posledních</text:span><text:span text:style-name="T18"> řádků (tail -n 4 soubor.txt)</text:span></text:p>
        </text:list-item>
        <text:list-item>
          <text:p text:style-name="P21" loext:marker-style-name="T10"><text:span text:style-name="T11">sort</text:span><text:span text:style-name="T10"> – třídění dat (sort soubor.txt seřadí řádky).</text:span></text:p>
        </text:list-item>
        <text:list-item>
          <text:p text:style-name="P22" loext:marker-style-name="T10"><text:span text:style-name="T11">uniq</text:span><text:span text:style-name="T10"> – odstranění duplicit (sort soubor.txt | uniq).</text:span></text:p>
        </text:list-item>
        <text:list-item>
          <text:p text:style-name="P22" loext:marker-style-name="T10"><text:span text:style-name="T11">tr</text:span><text:span text:style-name="T10"> – nahrazení znaků (echo 'abc' | tr 'a-c' 'A-C' → výstup ABC).</text:span></text:p>
        </text:list-item>
      </text:list>
      <text:p text:style-name="P7" loext:marker-style-name="T10"/>
      <text:list xml:id="list92200418445996" text:continue-list="list92200864917808" text:style-name="WWNum13">
        <text:list-item>
          <text:list>
            <text:list-item>
              <text:h text:style-name="P5" text:outline-level="2" loext:marker-style-name="T9"><text:span text:style-name="T9">Skriptování v dalších jazycích</text:span><text:span text:style-name="T9"/></text:h>
            </text:list-item>
          </text:list>
        </text:list-item>
      </text:list>
      <text:list text:style-name="WWNum10">
        <text:list-item>
          <text:p text:style-name="P23" loext:marker-style-name="T10"><text:span text:style-name="T11">Python</text:span><text:span text:style-name="T10"> – výkonnější než Bash, vhodný pro složitější automatizaci.</text:span></text:p>
        </text:list-item>
        <text:list-item>
          <text:p text:style-name="P23" loext:marker-style-name="T10"><text:span text:style-name="T11">PowerShell</text:span><text:span text:style-name="T10"> – Windows </text:span><text:span text:style-name="T25">alternativa</text:span><text:span text:style-name="T10">.</text:span></text:p>
        </text:list-item>
      </text:list>
      <text:list text:continue-list="list92200418445996" text:style-name="WWNum13">
        <text:list-item>
          <text:list>
            <text:list-item>
              <text:h text:style-name="P5" text:outline-level="2" loext:marker-style-name="T9"><text:soft-page-break/><text:span text:style-name="T9">Bezpečnost skriptů</text:span><text:span text:style-name="T9"/></text:h>
            </text:list-item>
          </text:list>
        </text:list-item>
      </text:list>
      <text:list text:style-name="WWNum17">
        <text:list-item>
          <text:p text:style-name="P24" loext:marker-style-name="T10"><text:span text:style-name="T10">Nikdy </text:span><text:span text:style-name="T25">zbytečně </text:span><text:span text:style-name="T10">nespouštět skripty s právy roota.</text:span></text:p>
        </text:list-item>
        <text:list-item>
          <text:p text:style-name="P24" loext:marker-style-name="T10"><text:span text:style-name="T10">Ověřovat vstupní data (read -p "Jsi si jistý? (y/n): " odpov</text:span><text:span text:style-name="T25">ěď</text:span><text:span text:style-name="T10">).</text:span></text:p>
        </text:list-item>
        <text:list-item>
          <text:p text:style-name="P24" loext:marker-style-name="T10"><text:span text:style-name="T10">Používat set -e k zastavení skriptu při chybě.</text:span><text:span text:style-name="T10"/></text:p>
        </text:list-item>
        <text:list-item>
          <text:p text:style-name="P25" loext:marker-style-name="T10"><text:span text:style-name="T10">Omezit přístup ke skriptům pomocí ‚chmod 700 skript.sh“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Aptos" fo:font-family="Aptos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Aptos" fo:font-family="Aptos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5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 text:start-value="6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0984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ěj Zimmer</meta:initial-creator>
    <meta:editing-cycles>5</meta:editing-cycles>
    <meta:print-date>2025-03-20T13:22:00</meta:print-date>
    <meta:creation-date>2025-03-15T14:41:00</meta:creation-date>
    <dc:date>2026-04-16T09:21:54.379390565</dc:date>
    <meta:editing-duration>PT3M6S</meta:editing-duration>
    <meta:generator>LibreOffice/26.2.2.2$Linux_X86_64 LibreOffice_project/620$Build-2</meta:generator>
    <meta:document-statistic meta:table-count="0" meta:image-count="0" meta:object-count="0" meta:page-count="3" meta:paragraph-count="69" meta:word-count="445" meta:character-count="3126" meta:non-whitespace-character-count="2608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